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21f" officeooo:paragraph-rsid="001d221f"/>
    </style:style>
    <style:style style:name="P2" style:family="paragraph" style:parent-style-name="Standard">
      <style:text-properties officeooo:rsid="001d221f" officeooo:paragraph-rsid="00209b40"/>
    </style:style>
    <style:style style:name="P3" style:family="paragraph" style:parent-style-name="Standard">
      <style:text-properties officeooo:rsid="001eb18f" officeooo:paragraph-rsid="001eb18f"/>
    </style:style>
    <style:style style:name="P4" style:family="paragraph" style:parent-style-name="Standard">
      <style:text-properties officeooo:rsid="00209b40" officeooo:paragraph-rsid="00209b40"/>
    </style:style>
    <style:style style:name="T1" style:family="text">
      <style:text-properties officeooo:rsid="001eb18f"/>
    </style:style>
    <style:style style:name="T2" style:family="text">
      <style:text-properties officeooo:rsid="00209b40"/>
    </style:style>
    <style:style style:name="T3" style:family="text">
      <style:text-properties officeooo:rsid="0021e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 – send secretstuff.txt from net1 to DMZ Client via the net3 relay. <text:span text:style-name="T1">Can NOT make outbound connections on net3</text:span></text:p>
      <text:p text:style-name="P2">On net3 <text:span text:style-name="T1">(10.2.0.2)</text:span></text:p>
      <text:p text:style-name="P2"><text:tab/>- mknod relays p</text:p>
      <text:p text:style-name="P2"><text:tab/>- <text:span text:style-name="T2">nc -l -p 1234 &gt; relays | </text:span>nc -l -p 2345 &lt; relays</text:p>
      <text:p text:style-name="P2">On net1 <text:span text:style-name="T1">(10.1.0.2)</text:span></text:p>
      <text:p text:style-name="P1"><text:tab/>- touch secretstuff.txt</text:p>
      <text:p text:style-name="P1"><text:tab/>- nano secretstff.txt – add “This is important information”</text:p>
      <text:p text:style-name="P1"><text:tab/>- nc <text:span text:style-name="T1">10.2.0.2 1234 &lt; secretstuff.txt</text:span></text:p>
      <text:p text:style-name="P1">On DMZ <text:span text:style-name="T1">(10.3.0.2)</text:span></text:p>
      <text:p text:style-name="P1"><text:tab/>- nc 10.2.0.2 2345 &gt; secretstuff1.txt</text:p>
      <text:p text:style-name="P1"/>
      <text:p text:style-name="P3">Task 2 – send supersecretstuff.txt from net1 to DMZ via net3. Can ONLY make outbound connections on net3</text:p>
      <text:p text:style-name="P3">On net1 (10.1.0.2)</text:p>
      <text:p text:style-name="P3"><text:tab/>- touch supersecretstuff.txt</text:p>
      <text:p text:style-name="P3"><text:tab/>- nano supersecretstuff.txt – add “<text:span text:style-name="T2">passwords should be complex</text:span>”</text:p>
      <text:p text:style-name="P3"><text:tab/><text:span text:style-name="T2">- nc -l -p 1234 &lt; supersecretstuff.txt</text:span></text:p>
      <text:p text:style-name="P4">On DMZ (10.3.0.2)</text:p>
      <text:p text:style-name="P4"><text:tab/>- nc -l -p 2345 &gt; supersecretstuff.txt</text:p>
      <text:p text:style-name="P4">On net3 (10.2.0.2)</text:p>
      <text:p text:style-name="P4"><text:tab/>- mknod relays p</text:p>
      <text:p text:style-name="P4"><text:tab/>- nc 10.1.0.2 1234 &gt; relays | nc 10.3.0.2 2345 &lt; relays</text:p>
      <text:p text:style-name="P4"/>
      <text:p text:style-name="P4">Task 3 – send secretsquirrelstuff.txt from net1 to DMZ via net3 as a relay. Can ONLY make outbound on net1, and ONLY make inbound on DMZ.</text:p>
      <text:p text:style-name="P4"/>
      <text:p text:style-name="P4">On DMZ (10.3.0.2)</text:p>
      <text:p text:style-name="P4"><text:tab/>- nc -l -p 2345 <text:span text:style-name="T3">&gt;</text:span> secretsquirrelstuff.txt</text:p>
      <text:p text:style-name="P4">On net3 (10.2.0.2)</text:p>
      <text:p text:style-name="P4"><text:tab/>- mknod relays p</text:p>
      <text:p text:style-name="P4"><text:tab/>- nc -l -p 1234 <text:span text:style-name="T3">&gt;</text:span> relays | nc 10.3.0.2 2345 <text:span text:style-name="T3">&lt;</text:span> relays</text:p>
      <text:p text:style-name="P4">On net1 (10.1.0.2)</text:p>
      <text:p text:style-name="P4"><text:tab/>- touch secretsquirrelstuff.txt</text:p>
      <text:p text:style-name="P4"><text:tab/>- nano secretsquirrelstuff.txt – add “aww nuts”</text:p>
      <text:p text:style-name="P4"><text:tab/>- nc 10.2.0.2 1234 <text:span text:style-name="T3">&lt;</text:span> secretsquirrelstuff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0:27:50.013767691</meta:creation-date>
    <dc:date>2018-12-03T11:06:01.931648378</dc:date>
    <meta:editing-duration>PT6M20S</meta:editing-duration>
    <meta:editing-cycles>1</meta:editing-cycles>
    <meta:document-statistic meta:table-count="0" meta:image-count="0" meta:object-count="0" meta:page-count="1" meta:paragraph-count="30" meta:word-count="210" meta:character-count="1222" meta:non-whitespace-character-count="1018"/>
    <meta:generator>LibreOffice/5.2.7.2$Linux_X86_64 LibreOffice_project/20m0$Build-2</meta:generator>
  </office:meta>
</office:document-meta>
</file>